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ff9a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eekly reports and presentations</text:p>
          </table:table-cell>
          <table:table-cell table:number-columns-repeated="8"/>
          <table:table-cell table:style-name="Default"/>
          <table:table-cell office:value-type="string" calcext:value-type="string">
            <text:p>mid term</text:p>
          </table:table-cell>
          <table:table-cell/>
          <table:table-cell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grade</text:p>
          </table:table-cell>
          <table:table-cell/>
          <table:table-cell office:value-type="string" calcext:value-type="string">
            <text:p>Point – grade map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formula="of:=SUM([.B3:.O3])" office:value-type="float" office:value="98" calcext:value-type="float">
            <text:p>98</text:p>
          </table:table-cell>
          <table:table-cell table:formula="of:=IF([.P3]&gt;=[.$S$3];[.$T$3];IF([.P3]&gt;=[.$S$4];[.$T$4];IF([.P3]&gt;=[.$S$5];[.$T$5];IF([.P3]&gt;=[.$S$6];[.$T$6];IF([.P3]&gt;=[.$S$7];[.$T$7];[.$T$8]))))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udent 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formula="of:=IF([.P4]&gt;=[.$S$3];[.$T$3];IF([.P4]&gt;=[.$S$4];[.$T$4];IF([.P4]&gt;=[.$S$5];[.$T$5];IF([.P4]&gt;=[.$S$6];[.$T$6];IF([.P4]&gt;=[.$S$7];[.$T$7];[.$T$8])))))" office:value-type="string" office:string-value="not completed yet" calcext:value-type="string">
            <text:p>not completed ye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dent 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formula="of:=IF([.P5]&gt;=[.$S$3];[.$T$3];IF([.P5]&gt;=[.$S$4];[.$T$4];IF([.P5]&gt;=[.$S$5];[.$T$5];IF([.P5]&gt;=[.$S$6];[.$T$6];IF([.P5]&gt;=[.$S$7];[.$T$7];[.$T$8])))))" office:value-type="string" office:string-value="not completed yet" calcext:value-type="string">
            <text:p>not completed ye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dent 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formula="of:=IF([.P6]&gt;=[.$S$3];[.$T$3];IF([.P6]&gt;=[.$S$4];[.$T$4];IF([.P6]&gt;=[.$S$5];[.$T$5];IF([.P6]&gt;=[.$S$6];[.$T$6];IF([.P6]&gt;=[.$S$7];[.$T$7];[.$T$8])))))" office:value-type="string" office:string-value="not completed yet" calcext:value-type="string">
            <text:p>not completed yet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ent 4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formula="of:=IF([.P7]&gt;=[.$S$3];[.$T$3];IF([.P7]&gt;=[.$S$4];[.$T$4];IF([.P7]&gt;=[.$S$5];[.$T$5];IF([.P7]&gt;=[.$S$6];[.$T$6];IF([.P7]&gt;=[.$S$7];[.$T$7];[.$T$8])))))" office:value-type="string" office:string-value="not completed yet" calcext:value-type="string">
            <text:p>not completed ye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 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formula="of:=IF([.P8]&gt;=[.$S$3];[.$T$3];IF([.P8]&gt;=[.$S$4];[.$T$4];IF([.P8]&gt;=[.$S$5];[.$T$5];IF([.P8]&gt;=[.$S$6];[.$T$6];IF([.P8]&gt;=[.$S$7];[.$T$7];[.$T$8])))))" office:value-type="string" office:string-value="not completed yet" calcext:value-type="string">
            <text:p>not completed y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completed y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2:19:59.33668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4" meta:object-count="0"/>
  </office:meta>
</office:document-meta>
</file>